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5779" officeooo:paragraph-rsid="00035779" style:font-weight-asian="bold" style:font-weight-complex="bold"/>
    </style:style>
    <style:style style:name="P2" style:family="paragraph" style:parent-style-name="Standard">
      <style:text-properties fo:font-style="normal" fo:font-weight="bold" officeooo:rsid="00035779" officeooo:paragraph-rsid="000f8d15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54854" officeooo:paragraph-rsid="00054854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54854" officeooo:paragraph-rsid="000f8d15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0c8c67" officeooo:paragraph-rsid="000c8c6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3f7b2" officeooo:paragraph-rsid="0013f7b2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82b1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5485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7390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c0a1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e19f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45cf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5933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5f98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60f6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78ef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7b3c5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7c5d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89b9b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9553f" style:font-style-asian="italic" style:font-weight-asian="normal" style:font-style-complex="italic" style:font-weight-complex="normal"/>
    </style:style>
    <style:style style:name="T17" style:family="text">
      <style:text-properties officeooo:rsid="0007390f"/>
    </style:style>
    <style:style style:name="T18" style:family="text">
      <style:text-properties officeooo:rsid="0008e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i/<text:tab/><text:tab/><text:tab/><text:span text:style-name="T8">Implementation of the API </text:span><text:span text:style-name="T10">using </text:span><text:span text:style-name="T13">the stuff in code/.</text:span></text:p>
      <text:p text:style-name="P2"/>
      <text:p text:style-name="P2">code/<text:tab/><text:tab/><text:tab/><text:span text:style-name="T3">Files </text:span><text:span text:style-name="T4">relating to the expansion of predicates.</text:span></text:p>
      <text:p text:style-name="P4"><text:s text:c="4"/>dic<text:span text:style-name="T18">t/<text:tab/></text:span><text:tab/><text:tab/><text:span text:style-name="T3">Words database.</text:span></text:p>
      <text:p text:style-name="P4"><text:s text:c="4"/><text:span text:style-name="T17">s</text:span>tage<text:span text:style-name="T18">s/</text:span><text:tab/><text:tab/><text:span text:style-name="T3">The five stages of a predicate parse.</text:span></text:p>
      <text:p text:style-name="P4"><text:s text:c="4"/><text:span text:style-name="T17">full-parse.scm<text:tab/></text:span><text:span text:style-name="T5">A single file </text:span><text:span text:style-name="T6">providing the function (full-parse).</text:span></text:p>
      <text:p text:style-name="P1"/>
      <text:p text:style-name="P1">doc/<text:tab/><text:tab/><text:tab/><text:span text:style-name="T3">Documentation files.</text:span></text:p>
      <text:p text:style-name="P3"/>
      <text:p text:style-name="P5">repl/<text:span text:style-name="T1"><text:tab/><text:tab/><text:tab/></text:span><text:span text:style-name="T7">Contains the REPL script </text:span><text:span text:style-name="T14">(</text:span><text:span text:style-name="T16">uses the API).</text:span></text:p>
      <text:p text:style-name="P3"/>
      <text:p text:style-name="P3">test/<text:tab/><text:tab/><text:tab/><text:span text:style-name="T3">Test files.</text:span></text:p>
      <text:p text:style-name="P3"/>
      <text:p text:style-name="P3">web/<text:tab/><text:span text:style-name="T1"><text:tab/><text:tab/></text:span><text:span text:style-name="T2">[UNDER CONSTRUCTION] <text:s/></text:span><text:span text:style-name="T3">The web service </text:span><text:span text:style-name="T15">(uses the API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2:01:21.214173250</meta:creation-date>
    <meta:generator>LibreOffice/4.3.3.2$Linux_X86_64 LibreOffice_project/430m0$Build-2</meta:generator>
    <dc:date>2018-10-01T02:43:11.421924453</dc:date>
    <meta:editing-duration>PT41M37S</meta:editing-duration>
    <meta:editing-cycles>25</meta:editing-cycles>
    <meta:document-statistic meta:table-count="0" meta:image-count="0" meta:object-count="0" meta:page-count="1" meta:paragraph-count="9" meta:word-count="60" meta:character-count="412" meta:non-whitespace-character-count="333"/>
  </office:meta>
</office:document-meta>
</file>